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georgia" svg:font-family="georgia, palatino, serif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Text_20_body">
      <style:text-properties officeooo:paragraph-rsid="0006ca38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6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style:font-name="Calibri" fo:font-size="12pt" fo:letter-spacing="normal" fo:font-style="normal" style:text-underline-style="none" fo:font-weight="normal" officeooo:rsid="00141f17" officeooo:paragraph-rsid="00158cde" style:font-name-asian="Segoe UI" style:font-size-asian="12pt" style:font-weight-asian="normal" style:font-name-complex="Tahoma" style:font-size-complex="12pt" style:font-weight-complex="normal"/>
    </style:style>
    <style:style style:name="P9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10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2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4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5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6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7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text-properties officeooo:rsid="00158cde" officeooo:paragraph-rsid="00158cde"/>
    </style:style>
    <style:style style:name="P21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2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4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5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6" style:family="paragraph" style:parent-style-name="Heading_20_3">
      <style:text-properties officeooo:paragraph-rsid="0006ca38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9" style:family="paragraph" style:parent-style-name="Text_20_body">
      <style:text-properties fo:font-variant="normal" fo:text-transform="none" fo:color="#5f5e5e" loext:opacity="100%" style:font-name="Source Sans Pro" fo:font-size="12.75pt" fo:letter-spacing="normal" fo:font-style="normal" style:text-underline-style="none" fo:font-weight="bold" officeooo:rsid="00141f17" officeooo:paragraph-rsid="00158cde" style:font-name-asian="Segoe UI" style:font-size-asian="12pt" style:font-weight-asian="normal" style:font-name-complex="Tahoma" style:font-size-complex="12pt" style:font-weight-complex="normal"/>
    </style:style>
    <style:style style:name="P3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1" style:family="paragraph" style:parent-style-name="Text_20_body" style:list-style-name="L2">
      <style:paragraph-properties fo:margin-top="0cm" fo:margin-bottom="0cm" style:contextual-spacing="false"/>
    </style:style>
    <style:style style:name="P32" style:family="paragraph" style:parent-style-name="Text_20_body">
      <style:text-properties officeooo:paragraph-rsid="0006ca38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officeooo:rsid="000ca595"/>
    </style:style>
    <style:style style:name="T14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5" style:family="text">
      <style:text-properties officeooo:rsid="000d3009"/>
    </style:style>
    <style:style style:name="T16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fo:color="#5f5e5e" loext:opacity="100%" style:font-name="Source Sans Pro" fo:font-size="12.75pt" fo:font-weight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Nombre del a</text:span>lumno-<text:span text:style-name="T2">a</text:span>: </text:p>
      <text:p text:style-name="P19">N<text:span text:style-name="T3">ombre del alumno-a</text:span></text:p>
      <text:section text:style-name="Sect1" text:name="Sección1">
        <text:p text:style-name="P16"/>
      </text:section>
      <text:section text:style-name="Sect1" text:name="Sección4">
        <text:p text:style-name="P17"><text:s text:c="3"/>NOTA: Antes de nada, cumplimentar el nombre <text:span text:style-name="T4">completo</text:span> del alumno -<text:span text:style-name="T2">a</text:span> <text:s text:c="2"/></text:p>
      </text:section>
      <text:p text:style-name="P18"/>
      <text:p text:style-name="P10">OBJETIVOS</text:p>
      <text:p text:style-name="P12"/>
      <text:p text:style-name="P13">- <text:span text:style-name="T2">Conocer y habituarse a la metodología de trabajo, así como la plataforma CAMPUS DE LAS ENSEÑANZAS PROFESIONALES</text:span></text:p>
      <text:p text:style-name="P14"><text:span text:style-name="T2">- </text:span><text:span text:style-name="A1"><text:span text:style-name="T16">Selecciona las arquitecturas y tecnologías de programación sobre clientes Web, identificando y analizando las capacidades y características de cada una. </text:span></text:span><text:span text:style-name="A1"><text:span text:style-name="T14">. </text:span></text:span></text:p>
      <text:p text:style-name="P7">RECURSOS</text:p>
      <text:list text:style-name="L1">
        <text:list-header>
          <text:h text:style-name="P23" text:outline-level="1"/>
        </text:list-header>
        <text:list-item>
          <text:h text:style-name="P24" text:outline-level="1"><text:span text:style-name="T6">E</text:span><text:span text:style-name="T5">l equipo de aula asignado al propio alumno.</text:span></text:h>
        </text:list-item>
        <text:list-item>
          <text:h text:style-name="P25" text:outline-level="1">Carpeta compartida <text:span text:style-name="T15">DEW</text:span> en el equipo del profesor y accesible por red local.</text:h>
        </text:list-item>
        <text:list-item>
          <text:p text:style-name="P27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8">Software d<text:span text:style-name="T13">e desarrollo.</text:span></text:p>
        </text:list-item>
        <text:list-item>
          <text:p text:style-name="P30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5"/>
      <text:p text:style-name="P11">ENUNCIADO</text:p>
      <text:h text:style-name="P26" text:outline-level="3">Ejercicio:</text:h>
      <text:p text:style-name="Text_20_body">Escribe una función en JavaScript llamada <text:span text:style-name="Source_20_Text">calcularEdad</text:span> que acepte una fecha de nacimiento en formato <text:span text:style-name="Source_20_Text">"YYYY-MM-DD"</text:span> y devuelva la edad exacta en años, meses y días a partir de la fecha actual. Además, calcula cuántos días faltan para el próximo cumpleaños a partir de la fecha actual.</text:p>
      <text:h text:style-name="Heading_20_3" text:outline-level="3">Pistas:</text:h>
      <text:list text:style-name="L3">
        <text:list-item>
          <text:p text:style-name="P34">Utiliza el objeto <text:span text:style-name="Source_20_Text">Date</text:span> de JavaScript para manejar las fechas.</text:p>
        </text:list-item>
        <text:list-item>
          <text:p text:style-name="P34">Utiliza operaciones matemáticas para calcular la diferencia en años, meses y días entre dos fechas.</text:p>
        </text:list-item>
        <text:list-item>
          <text:p text:style-name="P33">Usa condicionales para ajustar correctamente los valores de meses y días.</text:p>
        </text:list-item>
      </text:list>
      <text:p text:style-name="P4"/>
      <text:p text:style-name="P4"><text:span text:style-name="T17"/></text:p>
      <text:p text:style-name="P4"><text:span text:style-name="T17"/></text:p>
      <text:p text:style-name="P4"><text:span text:style-name="T17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0"/>
      <text:p text:style-name="P20"/>
      <text:p text:style-name="P29"/>
      <text:p text:style-name="P29"><text:soft-page-break/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georgia" svg:font-family="georgia, palatino, serif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2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5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8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0-14T19:08:35.917000000</dc:date>
    <meta:editing-duration>PT47M12S</meta:editing-duration>
    <meta:editing-cycles>18</meta:editing-cycles>
    <meta:generator>LibreOffice/24.2.5.2$Windows_X86_64 LibreOffice_project/bffef4ea93e59bebbeaf7f431bb02b1a39ee8a59</meta:generator>
    <meta:document-statistic meta:table-count="1" meta:image-count="3" meta:object-count="0" meta:page-count="3" meta:paragraph-count="22" meta:word-count="221" meta:character-count="1388" meta:non-whitespace-character-count="1189"/>
  </office:meta>
</office:document-meta>
</file>